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clo de vida dos objetos</text:p>
      <text:p text:style-name="P1"><text:s/></text:p>
      <text:p text:style-name="P2">PERSISTENCE.XML: arquivo de configurões , nele ficam configurados os “persistence units”.</text:p>
      <text:p text:style-name="P2"/>
      <text:p text:style-name="P2">Tudo que preciso configurar está dentro da pasta META-INF ;</text:p>
      <text:p text:style-name="P2">Propriedade “hibernate.hbm2ddl.auto” <text:s/>gera o banco baseadono mapeamento realizado:</text:p>
      <text:p text:style-name="P2"/>
      <text:p text:style-name="P2"><text:tab/>-validate : <text:tab/>valida o schema, mas não altera;</text:p>
      <text:p text:style-name="P2"><text:tab/>-update: <text:s/><text:tab/>Atualiza o schema do banco de dados;</text:p>
      <text:p text:style-name="P2"><text:tab/>-create<text:tab/>: <text:s/><text:tab/>cria o schema destroindo o existente;</text:p>
      <text:p text:style-name="P2"><text:tab/>-create-drop: <text:tab/>cria de destroi no final da sessão;</text:p>
      <text:p text:style-name="P2"/>
      <text:p text:style-name="P5">ENTITYMANNAGERFACTORY</text:p>
      <text:p text:style-name="P3">Resposável por criar o entitymanager </text:p>
      <text:p text:style-name="P3">custoso para criar</text:p>
      <text:p text:style-name="P3"/>
      <text:p text:style-name="P5">ENTITYMANNAGER</text:p>
      <text:p text:style-name="P3"/>
      <text:p text:style-name="P3">Interface entre JPA e o banco de dados;</text:p>
      <text:p text:style-name="P3">Rápido para criar,;</text:p>
      <text:p text:style-name="P3">um por requisição(chamada dos métodos)/</text:p>
      <text:p text:style-name="P3"/>
      <text:p text:style-name="P5">Contexto de persistência</text:p>
      <text:p text:style-name="P3"/>
      <text:p text:style-name="P3">Uma espécia de sessão entre a sua aplicação e o banco de dados;</text:p>
      <text:p text:style-name="P3">É onde ficam os obejtos a serem persistidos, atualizados, removidos</text:p>
      <text:p text:style-name="P3">Onde ficam os objetos gerenciados pelo entitymanger </text:p>
      <text:p text:style-name="P3"/>
      <text:p text:style-name="P3"/>
      <text:p text:style-name="P3"/>
      <text:p text:style-name="P5">Estados possíveis para euma entidade</text:p>
      <text:p text:style-name="P3"/>
      <text:p text:style-name="P3"><text:span text:style-name="T1">Trasiente <text:tab/>(Transient): </text:span>você da um new em um objeto mas não está utilizando em nenhum banco;</text:p>
      <text:p text:style-name="P3"/>
      <text:p text:style-name="P3"><text:span text:style-name="T1">Gerenciada<text:tab/>(Managed): </text:span>a partir do momento que você usa o método persist() o objeto passa a ser gerenciado;</text:p>
      <text:p text:style-name="P3"/>
      <text:p text:style-name="P4">Destacada <text:tab/>(Detached): <text:span text:style-name="T2">Ele provavelmente existe no banco, ele tem <text:s/>Id, <text:s/>quando você seta o Id o <text:s/>médoto persist() se “nega” a verificar no banco, pois provavelmente este objeto já existe no banco. Ou seja, não conseguimos fazer um persist() para objetos </text:span>detached<text:span text:style-name="T2">. Quando damos um close() a entidade passa ser destacada novamente.</text:span></text:p>
      <text:p text:style-name="P4"/>
      <text:p text:style-name="P4">Removida<text:tab/>(Removed):<text:span text:style-name="T2"> a partir quando você chama o método remove() para um entidade gerenciada, não pode ser destacada;</text:span></text:p>
      <text:p text:style-name="P4"><text:span text:style-name="T2"/></text:p>
      <text:p text:style-name="P4">método merge():<text:span text:style-name="T2"> ele gerencia a entidade, quando você da um commit na transação, ele verifica se será necessário fazer um update ou <text:s text:c="2"/>um insert. Funcionando sempre fazendo um select depois executando a ação necessária. Este método não torna a instancia que passamos para ele gerenciada,</text:span></text:p>
      <text:p text:style-name="P4"><text:span text:style-name="T2">ele retorna uma </text:span>nova instância<text:span text:style-name="T2"> gerenciada.</text:span></text:p>
      <text:p text:style-name="P4"><text:span text:style-name="T2"/></text:p>
      <text:p text:style-name="P4"><text:span text:style-name="T2"/></text:p>
      <text:p text:style-name="P4"><text:soft-page-break/><text:span text:style-name="T2"><text:tab/><text:tab/>Ex: <text:s/>em.merge(pessoa) não funcionaria</text:span></text:p>
      <text:p text:style-name="P4"><text:span text:style-name="T2"/></text:p>
      <text:p text:style-name="P3"><text:tab/><text:tab/><text:tab/>pessoa = <text:s/>merge(pessoa);</text:p>
      <text:p text:style-name="P3"><text:tab/><text:tab/><text:tab/>pessoa.setNome(“Juquinha”);</text:p>
      <text:p text:style-name="P3"/>
      <text:p text:style-name="P3">Relacionamento no JPA </text:p>
      <text:p text:style-name="P3"/>
      <text:p text:style-name="P3">notações </text:p>
      <text:p text:style-name="P3"/>
      <text:p text:style-name="P3">@OneToOne <text:tab/> <text:s text:c="7"/>-1 x 1 <text:s/><text:tab/> </text:p>
      <text:p text:style-name="P3">@ManyToOne <text:s text:c="7"/>-N x 1</text:p>
      <text:p text:style-name="P3">@OneToMany <text:s text:c="7"/>-1 <text:s/>x N</text:p>
      <text:p text:style-name="P3">@ManyToMany <text:s text:c="4"/>-N x N</text:p>
      <text:p text:style-name="P3"/>
      <text:p text:style-name="P3"><text:s/>sempre a primeira parte tá relacionada a classe que estamos e a segunda <text:s/>parte ao atributo.</text:p>
      <text:p text:style-name="P3"/>
      <text:p text:style-name="P3">@JoinColumn(name = “id_endereco”) <text:s/>mudamos o nome da FK.</text:p>
      <text:p text:style-name="P3"/>
      <text:p text:style-name="P3">Sempre quando o relacionamento está sobre um ToOne retorna apenas um obejto</text:p>
      <text:p text:style-name="P3">Sempre quando o relacionamento está sobre um ToMany retorna uma coleção de objetos (Lista)</text:p>
      <text:p text:style-name="P3"/>
      <text:p text:style-name="P3"/>
      <text:p text:style-name="P3">cascade pode ser utilizado para todos os relacionamentos. </text:p>
      <text:p text:style-name="P3"/>
      <text:p text:style-name="P3"><text:span text:style-name="T1">Cascade</text:span> é utilizado quando temos entidades fracas, ou seja , uma depende da outra para existir.</text:p>
      <text:p text:style-name="P3">Assim não obrigatóriamente teriamos que primeiro salvar uma entidade para depois relacionar com outra, poderiamos atualizar diretament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0:33:30</meta:creation-date>
    <dc:date>2016-11-19T17:49:59</dc:date>
    <meta:editing-duration>PT2H42M46S</meta:editing-duration>
    <meta:editing-cycles>1</meta:editing-cycles>
    <meta:document-statistic meta:table-count="0" meta:image-count="0" meta:object-count="0" meta:page-count="2" meta:paragraph-count="43" meta:word-count="404" meta:character-count="2680" meta:non-whitespace-character-count="2249"/>
    <meta:generator>LibreOffice/3.5$Linux_x86 LibreOffice_project/350m1$Build-202</meta:generator>
  </office:meta>
</office:document-meta>
</file>